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eb52" officeooo:paragraph-rsid="0014eb52"/>
    </style:style>
    <style:style style:name="P2" style:family="paragraph" style:parent-style-name="Standard">
      <style:text-properties style:font-name="Bahnschrift" officeooo:rsid="0014eb52" officeooo:paragraph-rsid="0014eb52"/>
    </style:style>
    <style:style style:name="P3" style:family="paragraph" style:parent-style-name="Standard">
      <style:text-properties style:font-name="Bahnschrift" officeooo:rsid="0014eb52" officeooo:paragraph-rsid="00182ca9"/>
    </style:style>
    <style:style style:name="P4" style:family="paragraph" style:parent-style-name="Standard">
      <style:text-properties style:font-name="Bahnschrift" officeooo:rsid="00196237" officeooo:paragraph-rsid="00196237"/>
    </style:style>
    <style:style style:name="P5" style:family="paragraph" style:parent-style-name="Standard" style:list-style-name="L4">
      <style:text-properties style:font-name="Bahnschrift" officeooo:rsid="00196237" officeooo:paragraph-rsid="00196237"/>
    </style:style>
    <style:style style:name="P6" style:family="paragraph" style:parent-style-name="Standard" style:list-style-name="L5">
      <style:text-properties style:font-name="Bahnschrift" officeooo:rsid="00196237" officeooo:paragraph-rsid="00196237"/>
    </style:style>
    <style:style style:name="P7" style:family="paragraph" style:parent-style-name="Standard" style:list-style-name="L6">
      <style:text-properties style:font-name="Bahnschrift" officeooo:rsid="00196237" officeooo:paragraph-rsid="00196237"/>
    </style:style>
    <style:style style:name="P8" style:family="paragraph" style:parent-style-name="Standard">
      <style:text-properties style:font-name="Bahnschrift" fo:font-size="14pt" fo:font-weight="bold" officeooo:rsid="0014eb52" officeooo:paragraph-rsid="0014eb5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Bahnschrift" fo:font-size="14pt" officeooo:rsid="0015ec89" officeooo:paragraph-rsid="0015ec89" style:font-size-asian="14pt" style:font-size-complex="14pt"/>
    </style:style>
    <style:style style:name="P10" style:family="paragraph" style:parent-style-name="Standard">
      <style:text-properties style:font-name="Bahnschrift" fo:font-size="14pt" officeooo:rsid="0015ec89" officeooo:paragraph-rsid="00196237" style:font-size-asian="14pt" style:font-size-complex="14pt"/>
    </style:style>
    <style:style style:name="P11" style:family="paragraph" style:parent-style-name="Standard">
      <style:text-properties style:font-name="Bahnschrift" fo:font-size="14pt" officeooo:rsid="00196237" officeooo:paragraph-rsid="00196237" style:font-size-asian="14pt" style:font-size-complex="14pt"/>
    </style:style>
    <style:style style:name="P12" style:family="paragraph" style:parent-style-name="Standard">
      <style:text-properties style:font-name="Bahnschrift" officeooo:rsid="00170153" officeooo:paragraph-rsid="00170153"/>
    </style:style>
    <style:style style:name="P13" style:family="paragraph" style:parent-style-name="Standard" style:list-style-name="L2">
      <style:text-properties style:font-name="Bahnschrift" officeooo:rsid="00170153" officeooo:paragraph-rsid="00170153"/>
    </style:style>
    <style:style style:name="P14" style:family="paragraph" style:parent-style-name="Standard" style:list-style-name="L1">
      <style:text-properties style:font-name="Bahnschrift" officeooo:rsid="00170153" officeooo:paragraph-rsid="00170153"/>
    </style:style>
    <style:style style:name="P15" style:family="paragraph" style:parent-style-name="Standard" style:list-style-name="L2">
      <style:text-properties style:font-name="Bahnschrift" officeooo:rsid="00182ca9" officeooo:paragraph-rsid="00182ca9"/>
    </style:style>
    <style:style style:name="P16" style:family="paragraph" style:parent-style-name="Standard">
      <style:text-properties style:font-name="Bahnschrift" officeooo:rsid="00182ca9" officeooo:paragraph-rsid="00182ca9"/>
    </style:style>
    <style:style style:name="P17" style:family="paragraph" style:parent-style-name="Standard" style:list-style-name="L3">
      <style:text-properties style:font-name="Bahnschrift" officeooo:rsid="00182ca9" officeooo:paragraph-rsid="00182ca9"/>
    </style:style>
    <style:style style:name="P18" style:family="paragraph" style:parent-style-name="Standard" style:list-style-name="L1">
      <style:text-properties style:font-name="Bahnschrift" officeooo:rsid="0015ec89" officeooo:paragraph-rsid="0015ec89"/>
    </style:style>
    <style:style style:name="P19" style:family="paragraph" style:parent-style-name="Standard">
      <style:text-properties style:font-name="Bahnschrift" officeooo:rsid="001b9edc" officeooo:paragraph-rsid="001b9edc"/>
    </style:style>
    <style:style style:name="T1" style:family="text">
      <style:text-properties officeooo:rsid="0015ec89"/>
    </style:style>
    <style:style style:name="T2" style:family="text">
      <style:text-properties officeooo:rsid="00170153"/>
    </style:style>
    <style:style style:name="T3" style:family="text">
      <style:text-properties officeooo:rsid="00182c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6237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5ec89"/>
    </style:style>
    <style:style style:name="T8" style:family="text">
      <style:text-properties officeooo:rsid="00184e95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ahnschrift"/>
    </style:style>
    <style:style style:name="T12" style:family="text">
      <style:text-properties officeooo:rsid="001f2f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/6/2017</text:p>
      <text:p text:style-name="P2">Team Meeting Notes</text:p>
      <text:p text:style-name="P2"/>
      <text:p text:style-name="P11"><text:span text:style-name="T10">NEED TO:</text:span> </text:p>
      <text:p text:style-name="P4"><text:tab/>Everyone: Learn GitHub, Fix drawings, <text:span text:style-name="T9">Lab4</text:span></text:p>
      <text:p text:style-name="P4"><text:tab/>Alyssa: Agendas, Bring Minutes of Meeting to Davendra</text:p>
      <text:p text:style-name="P4"><text:tab/>Alex: GitHub Folder</text:p>
      <text:p text:style-name="P4"><text:tab/></text:p>
      <text:p text:style-name="P8">GitHub:</text:p>
      <text:p text:style-name="P1"><text:span text:style-name="T11"><text:tab/></text:span><text:a xlink:type="simple" xlink:href="https://github.com/ZiZaZo/CWU-Weather-Analysis" text:style-name="Internet_20_link" text:visited-style-name="Visited_20_Internet_20_Link"><text:span text:style-name="T11">https://github.com/ZiZaZo/CWU-Weather-Analysis</text:span></text:a></text:p>
      <text:p text:style-name="P2"><text:tab/><text:span text:style-name="T8">We have different branches for main versions and testing. Alex discussed how to work <text:tab/>with <text:tab/>GitHub. Make sure to post small version updates to ‘testing’ branch (its OK if it <text:tab/>doesn’t work). <text:tab/>Update major working versions to ‘master’ branch. There will be <text:tab/>folders for: Documentation, <text:s/>Website, Communications</text:span></text:p>
      <text:p text:style-name="P2"/>
      <text:p text:style-name="P8">Team Roles:</text:p>
      <text:p text:style-name="P2"><text:tab/>Lead: <text:span text:style-name="T2">Dr. </text:span>Davendra</text:p>
      <text:p text:style-name="P2"><text:tab/>UI/<text:span text:style-name="T1">UX</text:span>: Nathan</text:p>
      <text:p text:style-name="P2"><text:tab/>Program: Alex</text:p>
      <text:p text:style-name="P2"><text:tab/>Design: Gus</text:p>
      <text:p text:style-name="P2"><text:tab/>Database: Blake <text:span text:style-name="T1">(pending difficulty)</text:span></text:p>
      <text:p text:style-name="P2"><text:tab/>Communication: Alyssa</text:p>
      <text:p text:style-name="P2"><text:tab/>Documentation: <text:span text:style-name="T1">Alyssa</text:span></text:p>
      <text:p text:style-name="P3"><text:tab/><text:span text:style-name="T3">Photoshop &amp; Graphics: Blake</text:span></text:p>
      <text:p text:style-name="P3"><text:span text:style-name="T3"><text:s/></text:span></text:p>
      <text:p text:style-name="P9"><text:span text:style-name="T4">Client Meeting:</text:span></text:p>
      <text:p text:style-name="P12"><text:tab/><text:span text:style-name="T6">Current Requirements:</text:span></text:p>
      <text:list xml:id="list3926329163" text:style-name="L2">
        <text:list-item>
          <text:p text:style-name="P13">Download data</text:p>
        </text:list-item>
        <text:list-item>
          <text:p text:style-name="P13">Display two day graph</text:p>
        </text:list-item>
        <text:list-item>
          <text:p text:style-name="P13">Good/bad 2.5:PM and exact # of 2.5</text:p>
        </text:list-item>
        <text:list-item>
          <text:p text:style-name="P15">Works on phone</text:p>
        </text:list-item>
        <text:list-item>
          <text:p text:style-name="P15">View previous data in charts</text:p>
        </text:list-item>
        <text:list-item>
          <text:p text:style-name="P15">Vars: PM, humidity, ozone, wind speed, wind direction, temperature</text:p>
        </text:list-item>
        <text:list-item>
          <text:p text:style-name="P15">Download only on PC</text:p>
        </text:list-item>
      </text:list>
      <text:p text:style-name="P2"><text:tab/></text:p>
      <text:p text:style-name="P2"><text:tab/><text:span text:style-name="T7">Questions:</text:span></text:p>
      <text:list xml:id="list1152582321" text:style-name="L1">
        <text:list-item>
          <text:p text:style-name="P18">How does live feed refresh?</text:p>
        </text:list-item>
        <text:list-item>
          <text:p text:style-name="P14">What are all the possible different variables for the graphs? (PM, wind, <text:span text:style-name="T3">humidity, </text:span>etc)</text:p>
        </text:list-item>
        <text:list-item>
          <text:p text:style-name="P14">How to display data? Check boxes for variables?</text:p>
        </text:list-item>
        <text:list-item>
          <text:p text:style-name="P14">Logic checking for different variable checking?</text:p>
        </text:list-item>
        <text:list-item>
          <text:p text:style-name="P14">National scale for what is good and what is bad?</text:p>
        </text:list-item>
        <text:list-item>
          <text:p text:style-name="P14">How to plot graphs exactly?</text:p>
        </text:list-item>
        <text:list-item>
          <text:p text:style-name="P14">How do you want the data that’s downloaded to be formatted? Graph <text:span text:style-name="T3">able to download?</text:span></text:p>
        </text:list-item>
      </text:list>
      <text:p text:style-name="P12"><text:tab/></text:p>
      <text:p text:style-name="P16"><text:soft-page-break/><text:tab/><text:span text:style-name="T6">Order of discussion:</text:span></text:p>
      <text:list xml:id="list280288800" text:style-name="L3">
        <text:list-item>
          <text:p text:style-name="P17">Requirements</text:p>
        </text:list-item>
        <text:list-item>
          <text:p text:style-name="P17">Show drawings</text:p>
        </text:list-item>
        <text:list-item>
          <text:p text:style-name="P17">Anne talks</text:p>
        </text:list-item>
        <text:list-item>
          <text:p text:style-name="P17">Questions</text:p>
          <text:p text:style-name="P17"/>
        </text:list-item>
      </text:list>
      <text:p text:style-name="P10"><text:span text:style-name="T5">Davendra</text:span><text:span text:style-name="T4"> Meeting:</text:span></text:p>
      <text:list xml:id="list3927747148" text:style-name="L4">
        <text:list-item>
          <text:p text:style-name="P5">Discuss team meetings</text:p>
        </text:list-item>
      </text:list>
      <text:list xml:id="list2868417651" text:style-name="L5">
        <text:list-item>
          <text:list>
            <text:list-item>
              <text:p text:style-name="P6">roles</text:p>
            </text:list-item>
            <text:list-item>
              <text:p text:style-name="P6">requirements</text:p>
            </text:list-item>
            <text:list-item>
              <text:p text:style-name="P6">show drawings</text:p>
            </text:list-item>
            <text:list-item>
              <text:p text:style-name="P6">github</text:p>
            </text:list-item>
          </text:list>
        </text:list-item>
      </text:list>
      <text:list xml:id="list201338447442068" text:continue-list="list3927747148" text:style-name="L4">
        <text:list-item>
          <text:p text:style-name="P5">Discuss client meeting</text:p>
        </text:list-item>
      </text:list>
      <text:list xml:id="list957122928" text:style-name="L6">
        <text:list-item>
          <text:p text:style-name="P7">agenda</text:p>
        </text:list-item>
        <text:list-item>
          <text:p text:style-name="P7">changes</text:p>
        </text:list-item>
        <text:list-item>
          <text:p text:style-name="P7">other details</text:p>
        </text:list-item>
      </text:list>
      <text:p text:style-name="P4"/>
      <text:p text:style-name="P19">Possible Team Names: The Particulators, Team Equalitair, <text:span text:style-name="T12">[ Weathermen :’( 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05:17.193000000</meta:creation-date>
    <dc:date>2017-11-06T20:13:35.006000000</dc:date>
    <meta:editing-duration>PT5M42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55" meta:word-count="261" meta:character-count="1616" meta:non-whitespace-character-count="1406"/>
  </office:meta>
</office:document-meta>
</file>